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Bad" style:data-style-name="N0">
      <style:table-cell-properties fo:background-color="#FFC7CE"/>
      <style:text-properties fo:color="#9C0006"/>
    </style:style>
    <style:style style:name="ce3" style:family="table-cell" style:parent-style-name="Accent2" style:data-style-name="N0">
      <style:table-cell-properties fo:background-color="#ED7D31"/>
      <style:text-properties fo:color="#FFFFFF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3">
            <text:p>Company name</text:p>
          </table:table-cell>
          <table:table-cell office:value-type="string" table:style-name="ce3">
            <text:p>Cover letter written?</text:p>
          </table:table-cell>
          <table:table-cell office:value-type="string" table:style-name="ce3">
            <text:p>Sent?</text:p>
          </table:table-cell>
          <table:table-cell office:value-type="string" table:style-name="ce3">
            <text:p>Got a reply?</text:p>
          </table:table-cell>
          <table:table-cell office:value-type="string" table:style-name="ce3">
            <text:p>Got an offer?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walee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3">
            <text:p>Rebellion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3">
            <text:p>Sumo Digital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3">
            <text:p>Double 11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3">
            <text:p>Playground Games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3">
            <text:p>Friday Sundae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3">
            <text:p>Rare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3">
            <text:p>Sports Interactive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3">
            <text:p>Frontier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3">
            <text:p>Creative Assembly</text:p>
          </table:table-cell>
          <table:table-cell table:number-columns-repeated="4" table:style-name="ce2"/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jude moore</meta:initial-creator>
    <dc:creator>jude moore</dc:creator>
    <meta:creation-date>2023-03-09T19:46:12Z</meta:creation-date>
    <dc:date>2023-03-09T20:25:31Z</dc:date>
  </office:meta>
</office:document-meta>
</file>